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74cm" fo:min-width="0.62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74cm" fo:min-width="0.624cm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874cm" fo:min-width="0.624cm"/>
      <style:paragraph-properties style:writing-mode="lr-tb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874cm" fo:min-width="0.624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8cm" svg:height="1.588cm" svg:x="2.27cm" svg:y="5.444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588cm" svg:height="1.588cm" svg:x="2.27cm" svg:y="10.207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8cm" svg:height="1.588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8cm" svg:height="1.588cm" svg:x="6.714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588cm" svg:x="10.524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588cm" svg:height="1.588cm" svg:x="13.7cm" svg:y="10.84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88cm" svg:height="1.588cm" svg:x="13.7cm" svg:y="5.44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857cm" svg:y1="6.08cm" svg:x2="6.715cm" svg:y2="6.08cm">
          <text:p/>
        </draw:line>
        <draw:line draw:style-name="gr5" draw:text-style-name="P5" draw:layer="layout" svg:x1="3.857cm" svg:y1="10.842cm" svg:x2="6.715cm" svg:y2="10.842cm">
          <text:p/>
        </draw:line>
        <draw:line draw:style-name="gr5" draw:text-style-name="P5" draw:layer="layout" svg:x1="8.302cm" svg:y1="6.397cm" svg:x2="10.842cm" svg:y2="8.302cm">
          <text:p/>
        </draw:line>
        <draw:line draw:style-name="gr5" draw:text-style-name="P5" draw:layer="layout" svg:x1="8.302cm" svg:y1="10.525cm" svg:x2="10.525cm" svg:y2="9.255cm">
          <text:p/>
        </draw:line>
        <draw:frame draw:style-name="gr6" draw:text-style-name="P6" draw:layer="layout" svg:width="3.175cm" svg:height="0.962cm" svg:x="10.207cm" svg:y="9.88cm">
          <draw:text-box>
            <text:p>X or Y</text:p>
          </draw:text-box>
        </draw:frame>
        <draw:line draw:style-name="gr5" draw:text-style-name="P5" draw:layer="layout" svg:x1="14.335cm" svg:y1="7.032cm" svg:x2="14.335cm" svg:y2="10.842cm">
          <text:p/>
        </draw:line>
        <draw:line draw:style-name="gr5" draw:text-style-name="P5" draw:layer="layout" svg:x1="12.112cm" svg:y1="8.302cm" svg:x2="14.017cm" svg:y2="6.715cm">
          <text:p/>
        </draw:line>
        <draw:line draw:style-name="gr5" draw:text-style-name="P5" draw:layer="layout" svg:x1="11.795cm" svg:y1="9.255cm" svg:x2="14.017cm" svg:y2="11.16cm">
          <text:p/>
        </draw:line>
        <draw:line draw:style-name="gr5" draw:text-style-name="P5" draw:layer="layout" svg:x1="7.667cm" svg:y1="7.032cm" svg:x2="7.667cm" svg:y2="10.20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6:59:06.782308055</meta:creation-date>
    <dc:date>2023-02-18T10:00:36.126847157</dc:date>
    <meta:editing-duration>P1DT16H49M19S</meta:editing-duration>
    <meta:editing-cycles>1</meta:editing-cycles>
    <meta:document-statistic meta:object-count="16"/>
    <meta:generator>LibreOffice/7.5.0.3$Linux_X86_64 LibreOffice_project/50$Build-3</meta:generator>
  </office:meta>
</office:document-meta>
</file>